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tion-level static asserts</text:title></text:p>
      <text:p text:style-name="OrgTitle"/>
      <text:p text:style-name="OrgSubtitle"><text:initial-creator>Céleste Ornato &lt;celeste@ornato.com&gt;</text:initial-creator></text:p>
      <text:p text:style-name="OrgSubtitle"/>
      <text:list text:style-name="OrgBulletedList" text:continue-numbering="false">
        <text:list-item>
          <text:p text:style-name="Text_20_body"><text:span text:style-name="Bold">Proposal category</text:span>: New features
</text:p>
        </text:list-item>
        <text:list-item>
          <text:p text:style-name="Text_20_body"><text:span text:style-name="Bold">Target audience</text:span>: Developers writing libraries
</text:p>
        </text:list-item>
      </text:list>
      <text:h text:style-name="Heading_20_1" text:outline-level="1" text:is-list-header="false">
<text:bookmark-start text:name="OrgXref.org39dff71"/>
<text:bookmark text:name="org39dff71"/>Abstract
<text:bookmark-end text:name="OrgXref.org39dff71"/></text:h>
      <text:p text:style-name="Text_20_body">Inattention and forgetfulness cause developers to write insecure code.
</text:p>
      <text:p text:style-name="Text_20_body">This proposal aims to add the <text:span text:style-name="OrgCode">[[assume(expr)]]</text:span> and <text:span text:style-name="OrgCode">[[assume_message(expr, msg)]]</text:span> attributes, which would allow the designer of a library to specify constraints for function parameters which would be checked at compile time when a function is called.
</text:p>
      <text:h text:style-name="Heading_20_1" text:outline-level="1" text:is-list-header="false">
<text:bookmark-start text:name="OrgXref.org8acc399"/>
<text:bookmark text:name="org8acc399"/>Introduction
<text:bookmark-end text:name="OrgXref.org8acc399"/></text:h>
      <text:p text:style-name="Text_20_body">If one wishes to convey to the user of a library that certain function parameters can cause undefined or unwanted behaviour, they can only do so in written documentation.
</text:p>
      <text:p text:style-name="Text_20_body">This leaves the developer in a precarious position: they can either add runtime checks, which come with an unnecessary performance overhead, or they can assume that everyone will read the documentation, which may cause security issues.
</text:p>
      <text:p text:style-name="Text_20_body">This proposal seeks to make some of these checks possible without overhead, by placing static assertions right before the function call.
</text:p>
      <text:p text:style-name="Text_20_body">This feature can be seen as an extension to the C99 “static array index in function parameters” feature, in that it both allows for optimisations by the compiler and for more compile-time checking for the user.
</text:p>
      <text:h text:style-name="Heading_20_1" text:outline-level="1" text:is-list-header="false">
<text:bookmark-start text:name="OrgXref.org95f2c65"/>
<text:bookmark text:name="org95f2c65"/>Proposal
<text:bookmark-end text:name="OrgXref.org95f2c65"/></text:h>
      <text:p text:style-name="OrgSrcBlock"><text:span text:style-name="OrgSrcRainbowDelimitersDepth1Face">[</text:span><text:span text:style-name="OrgSrcRainbowDelimitersDepth2Face">[</text:span>assume<text:span text:style-name="OrgSrcRainbowDelimitersDepth3Face">(</text:span>a<text:s/>&gt;=<text:s/>b<text:span text:style-name="OrgSrcRainbowDelimitersDepth3Face">)</text:span><text:span text:style-name="OrgSrcRainbowDelimitersDepth2Face">]</text:span><text:span text:style-name="OrgSrcRainbowDelimitersDepth1Face">]</text:span><text:s/><text:span text:style-name="OrgSrcFontLockTypeFace">unsigned</text:span><text:s/><text:span text:style-name="OrgSrcFontLockTypeFace">int</text:span><text:s/>foo<text:span text:style-name="OrgSrcRainbowDelimitersDepth1Face">(</text:span><text:span text:style-name="OrgSrcFontLockTypeFace">unsigned</text:span><text:s/><text:span text:style-name="OrgSrcFontLockTypeFace">int</text:span><text:s/><text:span text:style-name="OrgSrcFontLockVariableNameFace">a</text:span>,<text:s/><text:span text:style-name="OrgSrcFontLockTypeFace">unsigned</text:span><text:s/><text:span text:style-name="OrgSrcFontLockTypeFace">int</text:span><text:s/><text:span text:style-name="OrgSrcFontLockVariableNameFace">b</text:span><text:span text:style-name="OrgSrcRainbowDelimitersDepth1Face">)</text:span></text:p>
      <text:p text:style-name="OrgSrcBlock"><text:span text:style-name="OrgSrcRainbowDelimitersDepth1Face">{</text:span></text:p>
      <text:p text:style-name="OrgSrcBlock"><text:span text:style-name="OrgSrcIndentBars1"><text:s/></text:span><text:s/><text:s/><text:s/><text:span text:style-name="OrgSrcFontLockKeywordFace">return</text:span><text:s/>a<text:s/>-<text:s/>b;</text:p>
      <text:p text:style-name="OrgSrcBlock"><text:span text:style-name="OrgSrcRainbowDelimitersDepth1Face">}</text:span></text:p>
      <text:p text:style-name="OrgSrcBlock"/>
      <text:p text:style-name="OrgSrcBlock"><text:span text:style-name="OrgSrcRainbowDelimitersDepth1Face">[</text:span><text:span text:style-name="OrgSrcRainbowDelimitersDepth2Face">[</text:span>assume_message<text:span text:style-name="OrgSrcRainbowDelimitersDepth3Face">(</text:span>b<text:s/>!=<text:s/><text:span text:style-name="OrgSrcHighlightNumbersNumber">0</text:span>,<text:s/><text:span text:style-name="OrgSrcFontLockStringFace">"b<text:s/>must<text:s/>be<text:s/>non-zero."</text:span><text:span text:style-name="OrgSrcRainbowDelimitersDepth3Face">)</text:span><text:span text:style-name="OrgSrcRainbowDelimitersDepth2Face">]</text:span><text:span text:style-name="OrgSrcRainbowDelimitersDepth1Face">]</text:span><text:s/><text:span text:style-name="OrgSrcFontLockTypeFace">int</text:span><text:s/>bar<text:span text:style-name="OrgSrcRainbowDelimitersDepth1Face">(</text:span><text:span text:style-name="OrgSrcFontLockTypeFace">int</text:span><text:s/><text:span text:style-name="OrgSrcFontLockVariableNameFace">a</text:span>,<text:s/><text:span text:style-name="OrgSrcFontLockTypeFace">int</text:span><text:s/><text:span text:style-name="OrgSrcFontLockVariableNameFace">b</text:span><text:span text:style-name="OrgSrcRainbowDelimitersDepth1Face">)</text:span></text:p>
      <text:p text:style-name="OrgSrcBlock"><text:span text:style-name="OrgSrcRainbowDelimitersDepth1Face">{</text:span></text:p>
      <text:p text:style-name="OrgSrcBlock"><text:span text:style-name="OrgSrcIndentBars1"><text:s/></text:span><text:s/><text:s/><text:s/><text:span text:style-name="OrgSrcFontLockKeywordFace">return</text:span><text:s/>a<text:s/>/<text:s/>b;</text:p>
      <text:p text:style-name="OrgSrcBlock"><text:span text:style-name="OrgSrcRainbowDelimitersDepth1Face">}</text:span></text:p>
      <text:p text:style-name="OrgSrcBlock"/>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void</text:span><text:span text:style-name="OrgSrcRainbowDelimitersDepth1Face">)</text:span></text:p>
      <text:p text:style-name="OrgSrcBlock"><text:span text:style-name="OrgSrcRainbowDelimitersDepth1Face">{</text:span></text:p>
      <text:p text:style-name="OrgSrcBlock"><text:span text:style-name="OrgSrcIndentBars1"><text:s/></text:span><text:s/><text:s/><text:s/><text:span text:style-name="OrgSrcFontLockCommentDelimiterFace">/</text:span><text:span text:style-name="OrgSrcFontLockCommentDelimiterFace">/<text:s/></text:span><text:span text:style-name="OrgSrcFontLockCommentFace">These<text:s/>compile,<text:s/>with<text:s/>no<text:s/>runtime<text:s/>overhead.</text:span></text:p>
      <text:p text:style-name="OrgSrcBlock"><text:span text:style-name="OrgSrcIndentBars1"><text:s/></text:span><text:s/><text:s/><text:s/><text:span text:style-name="OrgSrcFontLockTypeFace">u</text:span><text:span text:style-name="OrgSrcFontLockTypeFace">nsigned</text:span><text:s/><text:span text:style-name="OrgSrcFontLockTypeFace">in</text:span><text:span text:style-name="OrgSrcFontLockTypeFace">t</text:span><text:s/><text:span text:style-name="OrgSrcFontLockVariableNameFace">result1</text:span><text:s/>=<text:s/>foo<text:span text:style-name="OrgSrcRainbowDelimitersDepth2Face">(</text:span><text:span text:style-name="OrgSrcHighlightNumbersNumber">5</text:span>,<text:s/><text:span text:style-name="OrgSrcHighlightNumbersNumber">2</text:span><text:span text:style-name="OrgSrcRainbowDelimitersDepth2Face">)</text:span>;</text:p>
      <text:p text:style-name="OrgSrcBlock"><text:span text:style-name="OrgSrcIndentBars1"><text:s/></text:span><text:s/><text:s/><text:s/><text:span text:style-name="OrgSrcFontLockTypeFace">in</text:span><text:span text:style-name="OrgSrcFontLockTypeFace">t</text:span><text:s/><text:span text:style-name="OrgSrcFontLockVariableNameFace">result2</text:span><text:s/>=<text:s/>bar<text:span text:style-name="OrgSrcRainbowDelimitersDepth2Face">(</text:span><text:span text:style-name="OrgSrcHighlightNumbersNumber">2</text:span>,<text:s/><text:span text:style-name="OrgSrcHighlightNumbersNumber">2</text:span><text:span text:style-name="OrgSrcRainbowDelimitersDepth2Face">)</text:span>;</text:p>
      <text:p text:style-name="OrgSrcBlock"/>
      <text:p text:style-name="OrgSrcBlock"><text:span text:style-name="OrgSrcIndentBars1"><text:s/></text:span><text:s/><text:s/><text:s/><text:span text:style-name="OrgSrcFontLockCommentDelimiterFace">/</text:span><text:span text:style-name="OrgSrcFontLockCommentDelimiterFace">/<text:s/></text:span><text:span text:style-name="OrgSrcFontLockCommentFace">These<text:s/>do<text:s/>not<text:s/>compile.</text:span></text:p>
      <text:p text:style-name="OrgSrcBlock"><text:span text:style-name="OrgSrcIndentBars1"><text:s/></text:span><text:s/><text:s/><text:s/><text:span text:style-name="OrgSrcFontLockTypeFace">u</text:span><text:span text:style-name="OrgSrcFontLockTypeFace">nsigned</text:span><text:s/><text:span text:style-name="OrgSrcFontLockTypeFace">in</text:span><text:span text:style-name="OrgSrcFontLockTypeFace">t</text:span><text:s/><text:span text:style-name="OrgSrcFontLockVariableNameFace">result3</text:span><text:s/>=<text:s/>foo<text:span text:style-name="OrgSrcRainbowDelimitersDepth2Face">(</text:span><text:span text:style-name="OrgSrcHighlightNumbersNumber">2</text:span>,<text:s/><text:span text:style-name="OrgSrcHighlightNumbersNumber">6</text:span><text:span text:style-name="OrgSrcRainbowDelimitersDepth2Face">)</text:span>;<text:s/><text:span text:style-name="OrgSrcFontLockCommentDelimiterFace">/</text:span><text:span text:style-name="OrgSrcFontLockCommentDelimiterFace">/<text:s/></text:span><text:span text:style-name="OrgSrcFontLockCommentFace">Compilation<text:s/>error<text:s/>:<text:s/>Assumption<text:s/>"a<text:s/>&gt;=<text:s/>b"<text:s/>is<text:s/>false.</text:span></text:p>
      <text:p text:style-name="OrgSrcBlock"><text:span text:style-name="OrgSrcIndentBars1"><text:s/></text:span><text:s/><text:s/><text:s/><text:span text:style-name="OrgSrcFontLockTypeFace">i</text:span><text:span text:style-name="OrgSrcFontLockTypeFace">n</text:span><text:span text:style-name="OrgSrcFontLockTypeFace">t</text:span><text:s/><text:span text:style-name="OrgSrcFontLockVariableNameFace">result4</text:span><text:s/>=<text:s/>bar<text:span text:style-name="OrgSrcRainbowDelimitersDepth2Face">(</text:span><text:span text:style-name="OrgSrcHighlightNumbersNumber">0</text:span>,<text:s/><text:span text:style-name="OrgSrcHighlightNumbersNumber">0</text:span><text:span text:style-name="OrgSrcRainbowDelimitersDepth2Face">)</text:span>;<text:s/><text:s/><text:s/><text:s/><text:s/><text:s/><text:s/><text:s/><text:s/><text:s/><text:span text:style-name="OrgSrcFontLockCommentDelimiterFace">//<text:s/></text:span><text:span text:style-name="OrgSrcFontLockCommentFace">Compilation<text:s/>error<text:s/>:<text:s/>b<text:s/>must<text:s/>be<text:s/>non-zero.</text:span></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mmentFace" style:family="text">
      <style:text-properties fo:color="#5b6268"/>
    </style:style>
    <style:style style:name="OrgSrcFontLockCommentDelimiterFace" style:family="text">
      <style:text-properties fo:color="#5b6268"/>
    </style:style>
    <style:style style:name="OrgSrcFontLockFunctionNameFace" style:family="text">
      <style:text-properties fo:color="#ffd2a7"/>
    </style:style>
    <style:style style:name="OrgSrcFontLockStringFace" style:family="text">
      <style:text-properties fo:color="#a8ff60"/>
    </style:style>
    <style:style style:name="OrgSrcHighlightNumbersNumber" style:family="text">
      <style:text-properties fo:color="#f6f3e8"/>
    </style:style>
    <style:style style:name="OrgSrcFontLockKeywordFace" style:family="text">
      <style:text-properties fo:color="#96cbfe"/>
    </style:style>
    <style:style style:name="OrgSrcIndentBars1" style:family="text">
      <style:text-properties fo:color="#26d329"/>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6f3e8"/>
    </style:style>
    <style:style style:name="OrgSrcFontLockVariableNameFace" style:family="text">
      <style:text-properties fo:color="#ffabfd"/>
    </style:style>
    <style:style style:name="OrgSrcFontLockTypeFace" style:family="text">
      <style:text-properties fo:color="#ffffb6"/>
    </style:style>
    <style:style style:name="OrgSrcRainbowDelimitersDepth3Face" style:family="text">
      <style:text-properties fo:color="#a8ff60"/>
    </style:style>
    <style:style style:name="OrgSrcRainbowDelimitersDepth2Face" style:family="text">
      <style:text-properties fo:color="#ff73fd"/>
    </style:style>
    <style:style style:name="OrgSrcRainbowDelimitersDepth1Face" style:family="text">
      <style:text-properties fo:color="#96cbf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éleste Ornato &lt;celeste@ornato.com&gt;</dc:creator>
    <meta:initial-creator>Céleste Ornato &lt;celeste@ornato.com&gt;</meta:initial-creator>
    <dc:date>2025-07-03T12:07:03</dc:date>
    <meta:creation-date>2025-07-03T12:07:03</meta:creation-date>
    <meta:generator>Emacs 30.1 (Org mode 9.7.31)</meta:generator>
    <meta:keyword/>
    <dc:subject/>
    <dc:title>Declaration-level static asserts</dc:title>
  </office:meta>
</office:document-meta>
</file>